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_5x_histograms" table:style-name="ta1">
        <table:shapes>
          <draw:frame draw:z-index="0" draw:style-name="gr1" draw:text-style-name="P1" svg:width="6.2988in" svg:height="3.5429in" svg:x="2.1791in" svg:y="1.378in">
            <draw:object draw:notify-on-update-of-ranges="freq_5x_histograms.G1:freq_5x_histograms.G1 freq_5x_histograms.G2:freq_5x_histograms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426in" svg:y="1.3992in">
            <draw:object draw:notify-on-update-of-ranges="freq_5x_histograms.N1:freq_5x_histograms.N1 freq_5x_histograms.N2:freq_5x_histograms.N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50b</text:p>
          </table:table-cell>
          <table:table-cell office:value-type="string" calcext:value-type="string">
            <text:p>Plantpool25a</text:p>
          </table:table-cell>
          <table:table-cell office:value-type="string" calcext:value-type="string">
            <text:p>Plantpool25b</text:p>
          </table:table-cell>
          <table:table-cell office:value-type="string" calcext:value-type="string">
            <text:p>Plantpool10b1</text:p>
          </table:table-cell>
          <table:table-cell office:value-type="string" calcext:value-type="string">
            <text:p>Plantpool10b2</text:p>
          </table:table-cell>
          <table:table-cell office:value-type="string" calcext:value-type="string">
            <text:p>Plantpool5x</text:p>
          </table:table-cell>
          <table:table-cell office:value-type="string" calcext:value-type="string">
            <text:p>PlantpoolB12345</text:p>
          </table:table-cell>
          <table:table-cell office:value-type="string" calcext:value-type="string">
            <text:p>Flowerpool50A</text:p>
          </table:table-cell>
          <table:table-cell office:value-type="string" calcext:value-type="string">
            <text:p>Flowerpool50B</text:p>
          </table:table-cell>
          <table:table-cell office:value-type="string" calcext:value-type="string">
            <text:p>Flowerpool25A</text:p>
          </table:table-cell>
          <table:table-cell office:value-type="string" calcext:value-type="string">
            <text:p>Flowerpool25B</text:p>
          </table:table-cell>
          <table:table-cell office:value-type="string" calcext:value-type="string">
            <text:p>Flowerpool10B2</text:p>
          </table:table-cell>
          <table:table-cell office:value-type="string" calcext:value-type="string">
            <text:p>Flowerpool5B</text:p>
          </table:table-cell>
          <table:table-cell office:value-type="string" calcext:value-type="string">
            <text:p>Plantpool100x</text:p>
          </table:table-cell>
          <table:table-cell office:value-type="string" calcext:value-type="string">
            <text:p>Plantpool50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699" calcext:value-type="float">
            <text:p>569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47" calcext:value-type="float">
            <text:p>61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252" calcext:value-type="float">
            <text:p>62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94" calcext:value-type="float">
            <text:p>58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97" calcext:value-type="float">
            <text:p>589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934" calcext:value-type="float">
            <text:p>59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774" calcext:value-type="float">
            <text:p>577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584" calcext:value-type="float">
            <text:p>55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66" calcext:value-type="float">
            <text:p>556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5" calcext:value-type="float">
            <text:p>53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37" calcext:value-type="float">
            <text:p>533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65" calcext:value-type="float">
            <text:p>53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39" calcext:value-type="float">
            <text:p>53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68" calcext:value-type="float">
            <text:p>51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36" calcext:value-type="float">
            <text:p>50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6" calcext:value-type="float">
            <text:p>49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125" calcext:value-type="float">
            <text:p>51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91" calcext:value-type="float">
            <text:p>50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77" calcext:value-type="float">
            <text:p>52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44" calcext:value-type="float">
            <text:p>49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773" calcext:value-type="float">
            <text:p>577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08" calcext:value-type="float">
            <text:p>5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85" calcext:value-type="float">
            <text:p>54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60" calcext:value-type="float">
            <text:p>54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03" calcext:value-type="float">
            <text:p>51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78" calcext:value-type="float">
            <text:p>58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64" calcext:value-type="float">
            <text:p>55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23" calcext:value-type="float">
            <text:p>53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76" calcext:value-type="float">
            <text:p>557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66" calcext:value-type="float">
            <text:p>53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42" calcext:value-type="float">
            <text:p>59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660" calcext:value-type="float">
            <text:p>56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76" calcext:value-type="float">
            <text:p>56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61" calcext:value-type="float">
            <text:p>6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40" calcext:value-type="float">
            <text:p>57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980" calcext:value-type="float">
            <text:p>59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92" calcext:value-type="float">
            <text:p>6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98" calcext:value-type="float">
            <text:p>60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53" calcext:value-type="float">
            <text:p>59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15" calcext:value-type="float">
            <text:p>69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516" calcext:value-type="float">
            <text:p>65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87" calcext:value-type="float">
            <text:p>67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555" calcext:value-type="float">
            <text:p>65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61" calcext:value-type="float">
            <text:p>686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12" calcext:value-type="float">
            <text:p>69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82" calcext:value-type="float">
            <text:p>72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20" calcext:value-type="float">
            <text:p>73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62" calcext:value-type="float">
            <text:p>74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91" calcext:value-type="float">
            <text:p>61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11" calcext:value-type="float">
            <text:p>9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938" calcext:value-type="float">
            <text:p>79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85" calcext:value-type="float">
            <text:p>84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294" calcext:value-type="float">
            <text:p>82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507" calcext:value-type="float">
            <text:p>85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53" calcext:value-type="float">
            <text:p>88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92" calcext:value-type="float">
            <text:p>91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72" calcext:value-type="float">
            <text:p>9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58" calcext:value-type="float">
            <text:p>97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42" calcext:value-type="float">
            <text:p>94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088" calcext:value-type="float">
            <text:p>110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611" calcext:value-type="float">
            <text:p>106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264" calcext:value-type="float">
            <text:p>1126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366" calcext:value-type="float">
            <text:p>113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949" calcext:value-type="float">
            <text:p>119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487" calcext:value-type="float">
            <text:p>124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568" calcext:value-type="float">
            <text:p>135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003" calcext:value-type="float">
            <text:p>130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267" calcext:value-type="float">
            <text:p>1426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060" calcext:value-type="float">
            <text:p>140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913" calcext:value-type="float">
            <text:p>159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74" calcext:value-type="float">
            <text:p>160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006" calcext:value-type="float">
            <text:p>170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267" calcext:value-type="float">
            <text:p>172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938" calcext:value-type="float">
            <text:p>1693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060" calcext:value-type="float">
            <text:p>210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106" calcext:value-type="float">
            <text:p>2110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641" calcext:value-type="float">
            <text:p>216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461" calcext:value-type="float">
            <text:p>234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135" calcext:value-type="float">
            <text:p>231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931" calcext:value-type="float">
            <text:p>2793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357" calcext:value-type="float">
            <text:p>2735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9692" calcext:value-type="float">
            <text:p>2969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132" calcext:value-type="float">
            <text:p>3113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172" calcext:value-type="float">
            <text:p>341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286" calcext:value-type="float">
            <text:p>3728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936" calcext:value-type="float">
            <text:p>3993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646" calcext:value-type="float">
            <text:p>4064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2020" calcext:value-type="float">
            <text:p>420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7609" calcext:value-type="float">
            <text:p>3760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024" calcext:value-type="float">
            <text:p>3902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4008" calcext:value-type="float">
            <text:p>340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995" calcext:value-type="float">
            <text:p>3499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415" calcext:value-type="float">
            <text:p>354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33" calcext:value-type="float">
            <text:p>8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0T11:55:11.845166648</dc:date>
    <meta:editing-duration>P3DT20H51M10S</meta:editing-duration>
    <meta:editing-cycles>1</meta:editing-cycles>
    <meta:document-statistic meta:table-count="1" meta:cell-count="1616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4.201cm" style:legend-expansion="high" chart:style-name="ch2"/>
        <chart:plot-area chart:style-name="ch3" table:cell-range-address="freq_5x_histograms.G1:freq_5x_histograms.G101" chart:data-source-has-labels="row" svg:x="0.32cm" svg:y="0.18cm" svg:width="12.806cm" svg:height="8.64cm">
          <chartooo:coordinate-region svg:x="0.941cm" svg:y="0.379cm" svg:width="12.185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eq_5x_histograms.G2:freq_5x_histograms.G101" chart:label-cell-address="freq_5x_histograms.G1:freq_5x_histograms.G1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tpool5x</text:p>
                <draw:g>
                  <svg:desc>freq_5x_histograms.G1:freq_5x_histogram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freq_5x_histograms.G2:freq_5x_histograms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81cm" svg:y="4.201cm" style:legend-expansion="high" chart:style-name="ch2"/>
        <chart:plot-area chart:style-name="ch3" table:cell-range-address="freq_5x_histograms.N1:freq_5x_histograms.N101" chart:data-source-has-labels="row" svg:x="0.32cm" svg:y="0.18cm" svg:width="12.541cm" svg:height="8.64cm">
          <chartooo:coordinate-region svg:x="0.941cm" svg:y="0.379cm" svg:width="11.92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eq_5x_histograms.N2:freq_5x_histograms.N101" chart:label-cell-address="freq_5x_histograms.N1:freq_5x_histograms.N1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werpool5B</text:p>
                <draw:g>
                  <svg:desc>freq_5x_histograms.N1:freq_5x_histograms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freq_5x_histograms.N2:freq_5x_histograms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